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phor" svg:font-family="Camphor, sans-serif"/>
    <style:font-face style:name="ff3" svg:font-family="ff3, 'Times New Roman', Times, 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color="#000000" style:font-name="Times New Roman" fo:font-size="16pt" style:font-size-asian="16pt" style:font-size-complex="16pt"/>
    </style:style>
    <style:style style:name="P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color="#000000" style:font-name="Times New Roman" fo:font-size="16pt" officeooo:paragraph-rsid="00168d99" style:font-size-asian="16pt" style:font-size-complex="16pt"/>
    </style:style>
    <style:style style:name="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ext-properties fo:color="#000000" style:font-name="Times New Roman" fo:font-size="16pt" officeooo:rsid="00176b0d" officeooo:paragraph-rsid="00176b0d" style:font-size-asian="16pt" style:font-size-complex="16pt"/>
    </style:style>
    <style:style style:name="P4"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text-properties fo:color="#000000" style:font-name="Times New Roman" fo:font-size="24pt" officeooo:paragraph-rsid="00175a78" style:font-size-asian="24pt" style:font-size-complex="24pt"/>
    </style:style>
    <style:style style:name="P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color="#000000" style:font-name="Times New Roman" fo:font-size="28pt" style:text-underline-style="solid" style:text-underline-width="auto" style:text-underline-color="font-color" officeooo:rsid="00176b0d" officeooo:paragraph-rsid="00176b0d" style:font-size-asian="28pt" style:font-size-complex="28pt"/>
    </style:style>
    <style:style style:name="P6" style:family="paragraph" style:parent-style-name="Standard">
      <style:paragraph-properties fo:margin-top="0cm" fo:margin-bottom="0cm" loext:contextual-spacing="false" fo:line-height="100%" fo:text-align="justify" style:justify-single-word="false" fo:orphans="2" fo:widows="2"/>
      <style:text-properties officeooo:rsid="00175a78" officeooo:paragraph-rsid="00175a78"/>
    </style:style>
    <style:style style:name="P7" style:family="paragraph" style:parent-style-name="Standard">
      <style:paragraph-properties fo:margin-top="0cm" fo:margin-bottom="0cm" loext:contextual-spacing="false" fo:line-height="100%" fo:text-align="justify" style:justify-single-word="false" fo:orphans="2" fo:widows="2"/>
      <style:text-properties style:font-name="Times New Roman" fo:font-size="18pt" style:text-underline-style="solid" style:text-underline-width="auto" style:text-underline-color="font-color" officeooo:rsid="00175a78" officeooo:paragraph-rsid="00175a78" style:font-size-asian="15.75pt" style:font-size-complex="18pt"/>
    </style:style>
    <style:style style:name="P8" style:family="paragraph" style:parent-style-name="Standard">
      <style:paragraph-properties fo:margin-top="0cm" fo:margin-bottom="0cm" loext:contextual-spacing="false" fo:line-height="100%" fo:text-align="justify" style:justify-single-word="false" fo:orphans="2" fo:widows="2"/>
      <style:text-properties style:font-name="Times New Roman" fo:font-size="18pt" style:text-underline-style="solid" style:text-underline-width="auto" style:text-underline-color="font-color" officeooo:rsid="00176b0d" officeooo:paragraph-rsid="00176b0d" style:font-size-asian="15.75pt" style:font-size-complex="18pt"/>
    </style:style>
    <style:style style:name="P9"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16pt" fo:font-style="normal" fo:font-weight="normal" officeooo:rsid="00168d99" style:font-size-asian="16pt" style:font-size-complex="16pt" loext:padding="0cm" loext:border="none"/>
    </style:style>
    <style:style style:name="P1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Times New Roman" fo:font-size="16pt" fo:font-style="normal" fo:font-weight="normal" officeooo:rsid="00168d99" officeooo:paragraph-rsid="00176b0d" style:font-size-asian="16pt" style:font-size-complex="16pt" loext:padding="0cm" loext:border="none"/>
    </style:style>
    <style:style style:name="P1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Times New Roman" fo:font-size="16pt" fo:font-style="normal" fo:font-weight="normal" officeooo:rsid="00176b0d" officeooo:paragraph-rsid="00176b0d" style:font-size-asian="16pt" style:font-size-complex="16pt" loext:padding="0cm" loext:border="none"/>
    </style:style>
    <style:style style:name="P1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16pt" fo:font-style="normal" fo:font-weight="normal" officeooo:rsid="00176b0d" style:font-size-asian="16pt" style:font-size-complex="16pt" loext:padding="0cm" loext:border="none"/>
    </style:style>
    <style:style style:name="P13" style:family="paragraph" style:parent-style-name="Standard" style:list-style-name="L1">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16pt" fo:letter-spacing="normal" fo:font-style="normal" style:text-underline-style="none" fo:font-weight="normal" officeooo:rsid="00175a78" officeooo:paragraph-rsid="00175a78" style:font-size-asian="14pt" style:font-weight-asian="normal" style:font-size-complex="16pt" style:font-weight-complex="normal" loext:padding="0cm" loext:border="none"/>
    </style:style>
    <style:style style:name="P14"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16pt" fo:letter-spacing="normal" fo:font-style="normal" style:text-underline-style="none" fo:font-weight="normal" officeooo:rsid="00175a78" officeooo:paragraph-rsid="00175a78" style:font-size-asian="14pt" style:font-weight-asian="normal" style:font-size-complex="16pt" style:font-weight-complex="normal" loext:padding="0cm" loext:border="none"/>
    </style:style>
    <style:style style:name="P1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22pt" fo:font-style="normal" fo:font-weight="normal" officeooo:rsid="00168d99" style:font-size-asian="19.25pt" style:font-size-complex="22pt" loext:padding="0cm" loext:border="none"/>
    </style:style>
    <style:style style:name="P1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20pt" fo:letter-spacing="normal" fo:font-style="normal" style:text-underline-style="solid" style:text-underline-width="auto" style:text-underline-color="font-color" fo:font-weight="bold" officeooo:rsid="00175a78" officeooo:paragraph-rsid="00175a78" style:font-size-asian="20pt" style:font-weight-asian="bold" style:font-size-complex="20pt" style:font-weight-complex="bold" loext:padding="0cm" loext:border="none"/>
    </style:style>
    <style:style style:name="P17" style:family="paragraph" style:parent-style-name="Standard" style:list-style-name="L2">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18pt" fo:letter-spacing="normal" fo:font-style="normal" style:text-underline-style="solid" style:text-underline-width="auto" style:text-underline-color="font-color" fo:font-weight="normal" officeooo:rsid="00175a78" officeooo:paragraph-rsid="00175a78" style:font-size-asian="18pt" style:font-weight-asian="normal" style:font-size-complex="18pt" style:font-weight-complex="normal" loext:padding="0cm" loext:border="none"/>
    </style:style>
    <style:style style:name="P18"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16pt" fo:letter-spacing="normal" fo:font-style="normal" fo:font-weight="normal" officeooo:rsid="00168d99" style:font-size-asian="16pt" style:font-size-complex="16pt" loext:padding="0cm" loext:border="none"/>
    </style:style>
    <style:style style:name="P19"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16pt" fo:letter-spacing="normal" fo:font-style="normal" fo:font-weight="normal" officeooo:rsid="00168d99" style:font-size-asian="16pt" style:font-weight-asian="normal" style:font-size-complex="16pt" style:font-weight-complex="normal" loext:padding="0cm" loext:border="none"/>
    </style:style>
    <style:style style:name="P20"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18pt" fo:letter-spacing="normal" fo:font-style="normal" style:text-underline-style="solid" style:text-underline-width="auto" style:text-underline-color="font-color" fo:font-weight="bold" officeooo:rsid="0021cd53" officeooo:paragraph-rsid="0021cd53" style:font-size-asian="18pt" style:font-weight-asian="bold" style:font-size-complex="18pt" style:font-weight-complex="bold" loext:padding="0cm" loext:border="none"/>
    </style:style>
    <style:style style:name="P21" style:family="paragraph" style:parent-style-name="Standard" style:list-style-name="L6">
      <style:paragraph-properties fo:margin-left="0cm" fo:margin-right="0cm" fo:margin-top="0cm" fo:margin-bottom="0cm" loext:contextual-spacing="false" fo:line-height="100%" fo:text-align="justify" style:justify-single-word="false" fo:orphans="2" fo:widows="2" fo:text-indent="0cm" style:auto-text-indent="false"/>
      <style:text-properties officeooo:paragraph-rsid="0021cd53"/>
    </style:style>
    <style:style style:name="P2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officeooo:paragraph-rsid="0021cd53"/>
    </style:style>
    <style:style style:name="P23" style:family="paragraph" style:parent-style-name="Standard" style:list-style-name="L2">
      <style:paragraph-properties fo:margin-top="0cm" fo:margin-bottom="0cm" loext:contextual-spacing="false" fo:line-height="100%" fo:text-align="justify" style:justify-single-word="false" fo:orphans="2" fo:widows="2"/>
      <style:text-properties fo:font-variant="normal" fo:text-transform="none" fo:color="#000000" style:font-name="Times New Roman" fo:font-size="16pt" fo:letter-spacing="normal" fo:font-style="normal" style:text-underline-style="none" fo:font-weight="normal" officeooo:rsid="00175a78" officeooo:paragraph-rsid="00175a78" style:font-size-asian="14pt" style:font-weight-asian="normal" style:font-size-complex="16pt" style:font-weight-complex="normal" loext:padding="0cm" loext:border="none"/>
    </style:style>
    <style:style style:name="P24" style:family="paragraph" style:parent-style-name="Standard" style:list-style-name="L3">
      <style:paragraph-properties fo:margin-top="0cm" fo:margin-bottom="0cm" loext:contextual-spacing="false" fo:line-height="100%" fo:text-align="justify" style:justify-single-word="false" fo:orphans="2" fo:widows="2"/>
      <style:text-properties officeooo:rsid="00176b0d" officeooo:paragraph-rsid="00176b0d"/>
    </style:style>
    <style:style style:name="P25" style:family="paragraph" style:parent-style-name="Standard" style:list-style-name="L3">
      <style:paragraph-properties fo:margin-top="0cm" fo:margin-bottom="0cm" loext:contextual-spacing="false" fo:line-height="100%" fo:text-align="justify" style:justify-single-word="false" fo:orphans="2" fo:widows="2"/>
      <style:text-properties style:font-name="Times New Roman" fo:font-size="16pt" style:text-underline-style="none" officeooo:rsid="00176b0d" officeooo:paragraph-rsid="00176b0d" style:font-size-asian="14pt" style:font-size-complex="16pt"/>
    </style:style>
    <style:style style:name="P26" style:family="paragraph" style:parent-style-name="Standard">
      <style:paragraph-properties fo:margin-top="0cm" fo:margin-bottom="0cm" loext:contextual-spacing="false" fo:line-height="100%" fo:text-align="justify" style:justify-single-word="false" fo:orphans="2" fo:widows="2"/>
      <style:text-properties style:font-name="Times New Roman" fo:font-size="16pt" style:text-underline-style="none" officeooo:rsid="00176b0d" officeooo:paragraph-rsid="00176b0d" style:font-size-asian="14pt" style:font-size-complex="16pt"/>
    </style:style>
    <style:style style:name="P27" style:family="paragraph" style:parent-style-name="Standard" style:list-style-name="L4">
      <style:paragraph-properties fo:margin-top="0cm" fo:margin-bottom="0cm" loext:contextual-spacing="false" fo:line-height="100%" fo:text-align="justify" style:justify-single-word="false" fo:orphans="2" fo:widows="2"/>
      <style:text-properties style:font-name="Times New Roman" fo:font-size="16pt" style:text-underline-style="none" officeooo:rsid="00176b0d" officeooo:paragraph-rsid="00176b0d" style:font-size-asian="14pt" style:font-size-complex="16pt"/>
    </style:style>
    <style:style style:name="P28" style:family="paragraph" style:parent-style-name="Standard" style:list-style-name="L5">
      <style:paragraph-properties fo:margin-top="0cm" fo:margin-bottom="0cm" loext:contextual-spacing="false" fo:line-height="100%" fo:text-align="justify" style:justify-single-word="false" fo:orphans="2" fo:widows="2"/>
      <style:text-properties style:font-name="Times New Roman" fo:font-size="16pt" style:text-underline-style="none" officeooo:rsid="00176b0d" officeooo:paragraph-rsid="00176b0d" style:font-size-asian="14pt" style:font-size-complex="16pt"/>
    </style:style>
    <style:style style:name="P29" style:family="paragraph" style:parent-style-name="Standard">
      <style:paragraph-properties fo:margin-top="0cm" fo:margin-bottom="0cm" loext:contextual-spacing="false" fo:line-height="100%" fo:text-align="justify" style:justify-single-word="false" fo:orphans="2" fo:widows="2"/>
      <style:text-properties style:font-name="Times New Roman" fo:font-size="18pt" style:text-underline-style="solid" style:text-underline-width="auto" style:text-underline-color="font-color" officeooo:rsid="00176b0d" officeooo:paragraph-rsid="00176b0d" style:font-size-asian="15.75pt" style:font-size-complex="18pt"/>
    </style:style>
    <style:style style:name="T1" style:family="text">
      <style:text-properties fo:font-variant="normal" fo:text-transform="none" fo:color="#000000" style:font-name="Times New Roman" fo:font-size="16pt" fo:letter-spacing="normal" fo:font-style="normal" style:text-underline-style="none" fo:font-weight="normal" officeooo:rsid="0021cd53" style:font-size-asian="16pt" style:font-weight-asian="normal" style:font-size-complex="16pt" style:font-weight-complex="normal" loext:padding="0cm" loext:border="none"/>
    </style:style>
    <style:style style:name="T2" style:family="text">
      <style:text-properties fo:font-variant="normal" fo:text-transform="none" fo:font-style="normal" fo:font-weight="normal" officeooo:rsid="00168d99" loext:padding="0cm" loext:border="none"/>
    </style:style>
    <style:style style:name="T3" style:family="text">
      <style:text-properties fo:font-variant="normal" fo:text-transform="none" fo:font-style="normal" fo:font-weight="normal" loext:padding="0cm" loext:border="none"/>
    </style:style>
    <style:style style:name="T4" style:family="text">
      <style:text-properties fo:font-variant="normal" fo:text-transform="none" fo:font-style="normal" fo:font-weight="normal" officeooo:rsid="00176b0d" loext:padding="0cm" loext:border="none"/>
    </style:style>
    <style:style style:name="T5" style:family="text">
      <style:text-properties fo:font-variant="normal" fo:text-transform="none" fo:font-style="normal" style:text-underline-style="solid" style:text-underline-width="auto" style:text-underline-color="font-color" fo:font-weight="bold" officeooo:rsid="00168d99" style:font-weight-asian="bold" style:font-weight-complex="bold" loext:padding="0cm" loext:border="none"/>
    </style:style>
    <style:style style:name="T6" style:family="text">
      <style:text-properties fo:font-variant="normal" fo:text-transform="none" fo:font-style="normal" style:text-underline-style="solid" style:text-underline-width="auto" style:text-underline-color="font-color" fo:font-weight="bold" officeooo:rsid="00175a78" style:font-weight-asian="bold" style:font-weight-complex="bold" loext:padding="0cm" loext:border="none"/>
    </style:style>
    <style:style style:name="T7" style:family="text">
      <style:text-properties style:font-name="Times New Roman" fo:font-size="16pt" style:text-underline-style="none" style:font-size-asian="14pt" style:font-size-complex="16pt"/>
    </style:style>
    <style:style style:name="T8" style:family="text">
      <style:text-properties style:font-name="Times New Roman" fo:font-size="16pt" style:text-underline-style="none" officeooo:rsid="00175a78" style:font-size-asian="14pt" style:font-size-complex="16pt"/>
    </style:style>
    <style:style style:name="T9" style:family="text">
      <style:text-properties officeooo:rsid="001c1446"/>
    </style:style>
    <style:style style:name="T10" style:family="text">
      <style:text-properties officeooo:rsid="001cdca4"/>
    </style:style>
    <style:style style:name="T11" style:family="text">
      <style:text-properties officeooo:rsid="001fe376"/>
    </style:style>
    <style:style style:name="T12" style:family="text">
      <style:text-properties officeooo:rsid="0021cd53"/>
    </style:style>
    <style:style style:name="T13" style:family="text">
      <style:text-properties officeooo:rsid="002254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
      <text:p text:style-name="P9"/>
      <text:p text:style-name="P9"/>
      <text:p text:style-name="P5"><text:span text:style-name="T2">H</text:span><text:span text:style-name="T3">OSPITAL MANAGEMENT SYSTEM</text:span></text:p>
      <text:p text:style-name="P9"/>
      <text:p text:style-name="P9"/>
      <text:p text:style-name="P9"/>
      <text:p text:style-name="P9"/>
      <text:p text:style-name="P9"/>
      <text:p text:style-name="P9"/>
      <text:p text:style-name="P3"><text:span text:style-name="T2"><text:tab/><text:tab/><text:tab/><text:tab/><text:tab/><text:tab/><text:tab/><text:tab/></text:span><text:span text:style-name="T3">Submitted By</text:span></text:p>
      <text:p text:style-name="P11"><text:tab/><text:tab/><text:tab/><text:tab/><text:tab/><text:tab/></text:p>
      <text:p text:style-name="P11"><text:tab/><text:tab/><text:tab/><text:tab/><text:tab/><text:tab/><text:tab/><text:tab/><text:tab/>Helen Lawrance</text:p>
      <text:p text:style-name="P11"><text:tab/><text:tab/><text:tab/><text:tab/><text:tab/><text:tab/><text:tab/><text:tab/><text:tab/>Roll No: 24</text:p>
      <text:p text:style-name="P11"><text:tab/><text:tab/><text:tab/><text:tab/><text:tab/><text:tab/><text:tab/><text:tab/><text:tab/>S5 Regular MCA</text:p>
      <text:p text:style-name="P10"/>
      <text:p text:style-name="P10"/>
      <text:p text:style-name="P3"><text:span text:style-name="T2"><text:tab/><text:tab/><text:tab/><text:tab/><text:tab/><text:tab/><text:tab/><text:tab/>S</text:span><text:span text:style-name="T3">ubmitted To,</text:span></text:p>
      <text:p text:style-name="P11"/>
      <text:p text:style-name="P1"><text:span text:style-name="T2"><text:tab/><text:tab/><text:tab/><text:tab/><text:tab/><text:tab/><text:tab/><text:tab/><text:tab/></text:span><text:span text:style-name="T4">Ms. Gloriya Mathew</text:span></text:p>
      <text:p text:style-name="P12"><text:tab/><text:tab/><text:tab/><text:tab/><text:tab/><text:tab/><text:tab/><text:tab/><text:tab/>MCA Department</text:p>
      <text:p text:style-name="P9"/>
      <text:p text:style-name="P9"/>
      <text:p text:style-name="P9"/>
      <text:p text:style-name="P9"/>
      <text:p text:style-name="P9"><text:soft-page-break/></text:p>
      <text:p text:style-name="P4"><text:span text:style-name="T5">A</text:span><text:span text:style-name="T6">BSTRACT</text:span></text:p>
      <text:p text:style-name="P1"/>
      <text:p text:style-name="P18">The IT system has revolutionised the field of medicine. In this fast-paced world of medicine, it is a daunting task to manage a multi-speciality hospital. A hospital management system is a computer or web based system that facilitates managing the functioning of the hospital. This will help in making the whole functioning paperless. It integrates all the information regarding patients, doctors, staff, hospital administrative details etc. into one software. It has sections for various professionals that make up a hospital. </text:p>
      <text:p text:style-name="P18"/>
      <text:p text:style-name="P19"><text:span text:style-name="T10">Hospital Management System</text:span> will automate the daily operations of <text:span text:style-name="T9">a </text:span>hospital. Th<text:span text:style-name="T9">is</text:span> project keeps track of the staff and patient details. <text:span text:style-name="T10">This project </text:span>enables better patient care, patient safety, patient confidentiality, efficiency, reduced costs and better management information system. It provides easy access to critical information thus enabling the management to take better decisions on time. This project deals with processing of each and every department in the hospital. This project sincerely aims to reduce the manual processing of each department. The Scope of the project takes care of the details of each and every department. These details gives the doctor, staffs, specialists and patient details including their attendance, doctor’s appointments and <text:span text:style-name="T10">availability</text:span>. The details of <text:span text:style-name="T10">d</text:span>octor and staff help the hospital to maintain the record of every person. <text:span text:style-name="T11">They can also remove the person if required. </text:span>Their attendance details help them t<text:span text:style-name="T11">he admin and the patients to get information of their availability</text:span>. </text:p>
      <text:p text:style-name="P19"/>
      <text:p text:style-name="P20">Project Objective:-</text:p>
      <text:p text:style-name="P20"/>
      <text:list xml:id="list2491486935" text:style-name="L6">
        <text:list-header>
          <text:p text:style-name="P21"><text:span text:style-name="T1">* To computerize all details regarding doctor, nurse, patient &amp; hospital.</text:span></text:p>
          <text:p text:style-name="P21"><text:span text:style-name="T1">* To maintain records effectively.</text:span></text:p>
        </text:list-header>
      </text:list>
      <text:p text:style-name="P22"><text:span text:style-name="T1">* To manage the current status of staff and doctor availability.</text:span></text:p>
      <text:p text:style-name="P22"><text:span text:style-name="T1">* It also has details of patient, booking status.</text:span></text:p>
      <text:p text:style-name="P19">* <text:span text:style-name="T12">It completely eradicate the paper work.</text:span></text:p>
      <text:p text:style-name="P19">* <text:span text:style-name="T13">It helps to manage time as the patient can view the available time of doctor’s and get appointments.</text:span></text:p>
      <text:p text:style-name="P19">* <text:span text:style-name="T13">It helps to get the details of the duty timings.</text:span></text:p>
      <text:p text:style-name="P19"/>
      <text:p text:style-name="P16"><text:soft-page-break/>Modules:-</text:p>
      <text:p text:style-name="P16"/>
      <text:list xml:id="list1442976599" text:style-name="L1">
        <text:list-item>
          <text:p text:style-name="P13">Admin</text:p>
        </text:list-item>
        <text:list-item>
          <text:p text:style-name="P13">Doctor</text:p>
        </text:list-item>
        <text:list-item>
          <text:p text:style-name="P13">Patient</text:p>
        </text:list-item>
        <text:list-item>
          <text:p text:style-name="P13">Nurse</text:p>
        </text:list-item>
      </text:list>
      <text:p text:style-name="P14"/>
      <text:list xml:id="list2264395181" text:style-name="L2">
        <text:list-header>
          <text:p text:style-name="P17">Admin Module:-</text:p>
        </text:list-header>
      </text:list>
      <text:p text:style-name="P14"/>
      <text:list xml:id="list95917158800361" text:continue-numbering="true" text:style-name="L2">
        <text:list-item>
          <text:p text:style-name="P23">Add doctors, nurses and staff</text:p>
        </text:list-item>
        <text:list-item>
          <text:p text:style-name="P23">view registered patients</text:p>
        </text:list-item>
        <text:list-item>
          <text:p text:style-name="P23">nurse duty chart</text:p>
        </text:list-item>
        <text:list-item>
          <text:p text:style-name="P23">view leave application</text:p>
        </text:list-item>
        <text:list-item>
          <text:p text:style-name="P23">accept or reject leave application</text:p>
        </text:list-item>
      </text:list>
      <text:p text:style-name="P6"/>
      <text:p text:style-name="P7">Doctor Module:-</text:p>
      <text:p text:style-name="P7"/>
      <text:list xml:id="list1850254937" text:style-name="L3">
        <text:list-item>
          <text:p text:style-name="P24"><text:span text:style-name="T8">v</text:span><text:span text:style-name="T7">iew and edit profile</text:span></text:p>
        </text:list-item>
        <text:list-item>
          <text:p text:style-name="P25">update availability</text:p>
        </text:list-item>
        <text:list-item>
          <text:p text:style-name="P25">view appointments</text:p>
        </text:list-item>
        <text:list-item>
          <text:p text:style-name="P25">accept or reject appointments</text:p>
        </text:list-item>
        <text:list-item>
          <text:p text:style-name="P25">change password</text:p>
        </text:list-item>
        <text:list-item>
          <text:p text:style-name="P25">request leave</text:p>
        </text:list-item>
        <text:list-item>
          <text:p text:style-name="P25">view leave status</text:p>
        </text:list-item>
      </text:list>
      <text:p text:style-name="P26"/>
      <text:p text:style-name="P8">Patient Module:-</text:p>
      <text:p text:style-name="P26"/>
      <text:list xml:id="list992898660" text:style-name="L4">
        <text:list-item>
          <text:p text:style-name="P27">Register</text:p>
        </text:list-item>
        <text:list-item>
          <text:p text:style-name="P27">view doctor’s availability</text:p>
        </text:list-item>
        <text:list-item>
          <text:p text:style-name="P27">book an appointment</text:p>
        </text:list-item>
        <text:list-item>
          <text:p text:style-name="P27">view booking status</text:p>
        </text:list-item>
        <text:list-item>
          <text:p text:style-name="P27">view and edit profile</text:p>
        </text:list-item>
        <text:list-item>
          <text:p text:style-name="P27">search doctor with their specialization</text:p>
        </text:list-item>
      </text:list>
      <text:p text:style-name="P26"/>
      <text:p text:style-name="P8">Nurse:-</text:p>
      <text:p text:style-name="P8"/>
      <text:list xml:id="list3706433596" text:style-name="L5">
        <text:list-item>
          <text:p text:style-name="P28">view duty chart</text:p>
        </text:list-item>
        <text:list-item>
          <text:p text:style-name="P28">view and edit profile</text:p>
        </text:list-item>
        <text:list-item>
          <text:p text:style-name="P28"><text:soft-page-break/>request leave</text:p>
        </text:list-item>
        <text:list-item>
          <text:p text:style-name="P28">view leave status</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phor" svg:font-family="Camphor, sans-serif"/>
    <style:font-face style:name="ff3" svg:font-family="ff3, 'Times New Roman', Times, 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solid #000000"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21:13:20.579000000</meta:creation-date>
    <dc:date>2018-08-13T09:59:16.332000000</dc:date>
    <meta:editing-duration>PT11M37S</meta:editing-duration>
    <meta:editing-cycles>4</meta:editing-cycles>
    <meta:generator>LibreOffice/6.0.1.1$Windows_X86_64 LibreOffice_project/60bfb1526849283ce2491346ed2aa51c465abfe6</meta:generator>
    <meta:document-statistic meta:table-count="0" meta:image-count="0" meta:object-count="0" meta:page-count="4" meta:paragraph-count="51" meta:word-count="439" meta:character-count="2743" meta:non-whitespace-character-count="2314"/>
  </office:meta>
</office:document-meta>
</file>